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sub>
        <mi>p</mi>
        <mn>1</mn>
      </msub>
      <mrow>
        <mspace width="2em"/>
        <mo stretchy="false">+</mo>
        <mspace width="2em"/>
      </mrow>
      <mfrac>
        <mrow>
          <mi mathvariant="normal">ρ</mi>
          <mspace width="0.5em"/>
          <msubsup>
            <mi>v</mi>
            <mn>1</mn>
            <mn>2</mn>
          </msubsup>
        </mrow>
        <mn>2</mn>
      </mfrac>
      <mrow>
        <mspace width="2em"/>
        <mo stretchy="false">+</mo>
        <mspace width="2em"/>
      </mrow>
      <mi mathvariant="normal">ρ</mi>
      <mspace width="0.5em"/>
      <mi>g</mi>
      <mspace width="0.5em"/>
      <msub>
        <mi>y</mi>
        <mn>1</mn>
      </msub>
      <mrow>
        <mspace width="2em"/>
        <mo stretchy="false">=</mo>
        <mspace width="2em"/>
      </mrow>
      <msub>
        <mi>p</mi>
        <mn>2</mn>
      </msub>
      <mrow>
        <mspace width="2em"/>
        <mo stretchy="false">+</mo>
        <mspace width="2em"/>
      </mrow>
      <mfrac>
        <mrow>
          <mi mathvariant="normal">ρ</mi>
          <mspace width="0.5em"/>
          <msubsup>
            <mi>v</mi>
            <mn>2</mn>
            <mn>2</mn>
          </msubsup>
        </mrow>
        <mn>2</mn>
      </mfrac>
      <mrow>
        <mspace width="2em"/>
        <mo stretchy="false">+</mo>
        <mspace width="2em"/>
      </mrow>
      <mi mathvariant="normal">ρ</mi>
      <mspace width="0.5em"/>
      <mi>g</mi>
      <mspace width="0.5em"/>
      <msub>
        <mi>y</mi>
        <mn>2</mn>
      </msub>
    </mrow>
    <annotation encoding="StarMath 5.0">p _1 ~+~ {%irho ` v _1 ^2} over 2 ~+~ %irho ` g ` y _1 ~=~ 
p _2 ~+~ {%irho ` v _2 ^2} over 2 ~+~ %irho ` g ` y _2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9T12:20:45.651000000</meta:creation-date>
    <dc:date>2015-03-19T12:23:01.247000000</dc:date>
    <meta:editing-duration>PT2M15S</meta:editing-duration>
    <meta:editing-cycles>1</meta:editing-cycles>
    <meta:generator>LibreOffice/4.3.4.1$Windows_x86 LibreOffice_project/bc356b2f991740509f321d70e4512a6a54c5f243</meta:generator>
  </office:meta>
</office:document-meta>
</file>